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9-14_12-58-41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546142 E-139-34-49.215087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9-14_14-47-05_000.jpg</text:p>
          </table:table-cell>
          <table:table-cell table:style-name="ce4" office:value-type="string">
            <text:p>:m 1*1 / math / topic=数論, about=(-a*p+b*q=q,or,p)となるための、各変数の範囲は何か,other=qを、素数をべき乗したもの同士の、積で表す,id=19ZB:s-2 / N+</text:p>
          </table:table-cell>
          <table:table-cell table:style-name="ce19"/>
          <table:table-cell table:style-name="ce4"/>
          <table:table-cell table:style-name="ce4" office:value-type="string">
            <text:p>N-35-35-28.518676 E-139-34-49.324951</text:p>
          </table:table-cell>
          <table:table-cell table:style-name="ce38" table:formula="of:=IF([.E3]=&quot;&quot;;[.C3];CONCATENATE([.C3];&quot; / &quot;;[.E3]))" office:value-type="string" office:string-value=":m 1*1 / math / topic=数論, about=(-a*p+b*q=q,or,p)となるための、各変数の範囲は何か,other=qを、素数をべき乗したもの同士の、積で表す,id=19ZB:s-2 / N+">
            <text:p>:m 1*1 / math / topic=数論, about=(-a*p+b*q=q,or,p)となるための、各変数の範囲は何か,other=qを、素数をべき乗したもの同士の、積で表す,id=19ZB:s-2 / N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9-14_16-37-37_000.jpg</text:p>
          </table:table-cell>
          <table:table-cell table:style-name="ce19" office:value-type="string">
            <text:p>:m RES 1*3 / free# JVEMV6 68#_93:2 68#_94:1 / 68. theoretical-physics(tp) / w=(A(x)=Σ^n._(i=0)(a_i*x^i));degA,topics=除法,other=mem+;,s=~,i=~,doc=r-6-2~7</text:p>
          </table:table-cell>
          <table:table-cell table:style-name="ce19"/>
          <table:table-cell table:style-name="ce4"/>
          <table:table-cell table:style-name="ce4" office:value-type="string">
            <text:p>N-35-35-28.559875 E-139-34-49.050292</text:p>
          </table:table-cell>
          <table:table-cell table:style-name="ce38" table:formula="of:=IF([.E4]=&quot;&quot;;[.C4];CONCATENATE([.C4];&quot; / &quot;;[.E4]))" office:value-type="string" office:string-value=":m RES 1*3 / free# JVEMV6 68#_93:2 68#_94:1 / 68. theoretical-physics(tp) / w=(A(x)=Σ^n._(i=0)(a_i*x^i));degA,topics=除法,other=mem+;,s=~,i=~,doc=r-6-2~7">
            <text:p>:m RES 1*3 / free# JVEMV6 68#_93:2 68#_94:1 / 68. theoretical-physics(tp) / w=(A(x)=Σ^n._(i=0)(a_i*x^i));degA,topics=除法,other=mem+;,s=~,i=~,doc=r-6-2~7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9-14_16-37-57_000.jpg</text:p>
          </table:table-cell>
          <table:table-cell table:style-name="ce4" office:value-type="string">
            <text:p>:m RES 2*3 / free# JVEMV6 68#_94:1 / 68. theoretical-physics(tp) / w=q+:(a_(m-1)-q*b_(n-1)=0);mem+;,topics=除法,other=mem+;,s=~,i=~,doc=r-6-2~7</text:p>
          </table:table-cell>
          <table:table-cell table:style-name="ce19"/>
          <table:table-cell table:style-name="ce4"/>
          <table:table-cell table:style-name="ce4" office:value-type="string">
            <text:p>N-35-35-28.683471 E-139-34-49.379882</text:p>
          </table:table-cell>
          <table:table-cell table:style-name="ce38" table:formula="of:=IF([.E5]=&quot;&quot;;[.C5];CONCATENATE([.C5];&quot; / &quot;;[.E5]))" office:value-type="string" office:string-value=":m RES 2*3 / free# JVEMV6 68#_94:1 / 68. theoretical-physics(tp) / w=q+:(a_(m-1)-q*b_(n-1)=0);mem+;,topics=除法,other=mem+;,s=~,i=~,doc=r-6-2~7">
            <text:p>:m RES 2*3 / free# JVEMV6 68#_94:1 / 68. theoretical-physics(tp) / w=q+:(a_(m-1)-q*b_(n-1)=0);mem+;,topics=除法,other=mem+;,s=~,i=~,doc=r-6-2~7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>
            <text:p>2021-09-14_16-38-30_000.jpg</text:p>
          </table:table-cell>
          <table:table-cell table:style-name="ce4" office:value-type="string">
            <text:p>:m RES 3*3 / free# JVEMV6 68#_94:1 / 68. theoretical-physics(tp) / w=mem+(Q_1-Q_2)の次数;,topics=除法,other=mem+;,s=~,i=~,doc=r-6-2~7</text:p>
          </table:table-cell>
          <table:table-cell table:style-name="ce19"/>
          <table:table-cell table:style-name="ce4"/>
          <table:table-cell table:style-name="ce4" office:value-type="string">
            <text:p>N-35-35-28.587341 E-139-34-49.599609</text:p>
          </table:table-cell>
          <table:table-cell table:style-name="ce38" table:formula="of:=IF([.E6]=&quot;&quot;;[.C6];CONCATENATE([.C6];&quot; / &quot;;[.E6]))" office:value-type="string" office:string-value=":m RES 3*3 / free# JVEMV6 68#_94:1 / 68. theoretical-physics(tp) / w=mem+(Q_1-Q_2)の次数;,topics=除法,other=mem+;,s=~,i=~,doc=r-6-2~7">
            <text:p>:m RES 3*3 / free# JVEMV6 68#_94:1 / 68. theoretical-physics(tp) / w=mem+(Q_1-Q_2)の次数;,topics=除法,other=mem+;,s=~,i=~,doc=r-6-2~7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9-14_21-04-11_000.jpg</text:p>
          </table:table-cell>
          <table:table-cell table:style-name="ce4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532409 E-139-34-49.160156</text:p>
          </table:table-cell>
          <table:table-cell table:style-name="ce38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9-15_04-24-34_000.jpg</text:p>
          </table:table-cell>
          <table:table-cell table:style-name="ce19" office:value-type="string">
            <text:p>:m :PHOTO 寝た時刻 / 2021 / other=寝たのは、１時ぐらいか。横になって、そのまま寝入ってしまった。この時刻に、起きた。；アダルト動画、漫画は、観ていない</text:p>
          </table:table-cell>
          <table:table-cell table:style-name="ce19"/>
          <table:table-cell table:style-name="ce4"/>
          <table:table-cell table:style-name="ce4" office:value-type="string">
            <text:p>N-35-35-28.546142 E-139-34-48.995361</text:p>
          </table:table-cell>
          <table:table-cell table:style-name="ce38" table:formula="of:=IF([.E8]=&quot;&quot;;[.C8];CONCATENATE([.C8];&quot; / &quot;;[.E8]))" office:value-type="string" office:string-value=":m :PHOTO 寝た時刻 / 2021 / other=寝たのは、１時ぐらいか。横になって、そのまま寝入ってしまった。この時刻に、起きた。；アダルト動画、漫画は、観ていない">
            <text:p>:m :PHOTO 寝た時刻 / 2021 / other=寝たのは、１時ぐらいか。横になって、そのまま寝入ってしまった。この時刻に、起きた。；アダルト動画、漫画は、観ていない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9-15_09-12-36_000.jpg</text:p>
          </table:table-cell>
          <table:table-cell table:style-name="ce4" office:value-type="string">
            <text:p>:m 記録 / お酒：飲んだ量</text:p>
          </table:table-cell>
          <table:table-cell table:style-name="ce17"/>
          <table:table-cell table:style-name="ce4"/>
          <table:table-cell table:style-name="ce4" office:value-type="string">
            <text:p>N-35-35-28.559875 E-139-34-49.379882</text:p>
          </table:table-cell>
          <table:table-cell table:style-name="ce38" table:formula="of:=IF([.E9]=&quot;&quot;;[.C9];CONCATENATE([.C9];&quot; / &quot;;[.E9]))" office:value-type="string" office:string-value=":m 記録 / お酒：飲んだ量">
            <text:p>:m 記録 / お酒：飲んだ量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9-15_10-13-32_000.jpg</text:p>
          </table:table-cell>
          <table:table-cell table:style-name="ce19" office:value-type="string">
            <text:p>:m :lets / action activity / やること / genre=創作：神学 / content=神学を作ろう。日本に合ったものを。</text:p>
          </table:table-cell>
          <table:table-cell table:style-name="ce19"/>
          <table:table-cell table:style-name="ce4"/>
          <table:table-cell table:style-name="ce4" office:value-type="string">
            <text:p>N-35-35-28.532409 E-139-34-49.160156</text:p>
          </table:table-cell>
          <table:table-cell table:style-name="ce38" table:formula="of:=IF([.E10]=&quot;&quot;;[.C10];CONCATENATE([.C10];&quot; / &quot;;[.E10]))" office:value-type="string" office:string-value=":m :lets / action activity / やること / genre=創作：神学 / content=神学を作ろう。日本に合ったものを。">
            <text:p>:m :lets / action activity / やること / genre=創作：神学 / content=神学を作ろう。日本に合ったものを。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4" office:value-type="string">
            <text:p>2021-09-15_01-00-39_000.mp4</text:p>
          </table:table-cell>
          <table:table-cell table:style-name="ce17" office:value-type="string">
            <text:p>:VIDEO / @自室 / 記録 / percussion,rythm / 演奏、play / 2021-09-15_01-00-39_000.mp4 / R=1,item=body-surface:chest;belly,hitter=hand:both:palm,genr=pattern-atom</text:p>
          </table:table-cell>
          <table:table-cell table:style-name="ce19"/>
          <table:table-cell table:style-name="ce4"/>
          <table:table-cell table:style-name="ce4"/>
          <table:table-cell table:style-name="ce38" table:formula="of:=IF([.E11]=&quot;&quot;;[.C11];CONCATENATE([.C11];&quot; / &quot;;[.E11]))" office:value-type="string" office:string-value=":VIDEO / @自室 / 記録 / percussion,rythm / 演奏、play / 2021-09-15_01-00-39_000.mp4 / R=1,item=body-surface:chest;belly,hitter=hand:both:palm,genr=pattern-atom">
            <text:p>:VIDEO / @自室 / 記録 / percussion,rythm / 演奏、play / 2021-09-15_01-00-39_000.mp4 / R=1,item=body-surface:chest;belly,hitter=hand:both:palm,genr=pattern-atom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4"/>
          <table:table-cell table:style-name="ce1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9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/>
          <table:table-cell table:style-name="ce19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/>
          <table:table-cell table:style-name="ce19" office:value-type="string">
            <text:p>**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/>
          <table:table-cell table:style-name="ce19" office:value-type="string">
            <text:p>**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/>
          <table:table-cell table:style-name="ce19" office:value-type="string">
            <text:p>**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/>
          <table:table-cell table:style-name="ce19" office:value-type="string">
            <text:p>:m :PHOTO 寝た時刻 / 2021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4">
            <text:p>34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5">2021/09/15</text:date>, <text:time>12:33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9-15T12:33:58.06</dc:date>
    <dc:creator>iwabuchi ken</dc:creator>
    <meta:editing-duration>P36DT23H57M23S</meta:editing-duration>
    <meta:editing-cycles>13334</meta:editing-cycles>
    <meta:document-statistic meta:table-count="1" meta:cell-count="445" meta:object-count="0"/>
  </office:meta>
</office:document-meta>
</file>